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Light" svg:font-family="'Calibri Light', 'Calibri Light MSFontService', sans-serif"/>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style>
    <style:style style:name="P3"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fo:language="fr" fo:country="FR" fo:font-style="normal" fo:font-weight="normal" officeooo:paragraph-rsid="000c11ab"/>
    </style:style>
    <style:style style:name="P4" style:family="paragraph" style:parent-style-name="Text_20_body">
      <loext:graphic-properties draw:fill="none" draw:fill-color="#ffffff"/>
      <style:paragraph-properties fo:margin-left="0cm" fo:margin-right="0cm" style:line-height-at-least="0.741cm" fo:text-align="center" style:justify-single-word="false" fo:text-indent="0cm" style:auto-text-indent="false" fo:background-color="transparent" fo:padding="0cm" fo:border="none"/>
      <style:text-properties fo:font-variant="normal" fo:text-transform="none" fo:color="#2f5496" style:font-name="Calibri Light" fo:font-size="16pt" fo:language="fr" fo:country="FR" fo:font-style="normal" fo:font-weight="bold" style:font-weight-asian="bold" style:font-weight-complex="bold"/>
    </style:style>
    <style:style style:name="P5"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officeooo:paragraph-rsid="000c11ab"/>
    </style:style>
    <style:style style:name="P6"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style:style>
    <style:style style:name="P7"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officeooo:rsid="000dc269" officeooo:paragraph-rsid="000dc269"/>
    </style:style>
    <style:style style:name="P8"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officeooo:rsid="000c11ab"/>
    </style:style>
    <style:style style:name="P9"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fo:background-color="#ffff00"/>
    </style:style>
    <style:style style:name="P10"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italic" fo:font-weight="normal" style:font-style-asian="italic" style:font-style-complex="italic"/>
    </style:style>
    <style:style style:name="P11"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officeooo:paragraph-rsid="000c11ab"/>
    </style:style>
    <style:style style:name="P12"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style>
    <style:style style:name="P13"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fo:background-color="#ffff00"/>
    </style:style>
    <style:style style:name="T1" style:family="text">
      <style:text-properties style:font-name="Calibri" fo:font-size="11pt"/>
    </style:style>
    <style:style style:name="T2" style:family="text">
      <style:text-properties style:font-name="Calibri" fo:font-size="11pt" fo:font-weight="bold"/>
    </style:style>
    <style:style style:name="T3" style:family="text">
      <style:text-properties style:font-name="Calibri" fo:font-size="11pt" fo:font-weight="bold" style:font-weight-asian="bold" style:font-weight-complex="bold"/>
    </style:style>
    <style:style style:name="T4" style:family="text">
      <style:text-properties style:font-name="Calibri" fo:font-size="11pt" officeooo:rsid="000c11ab"/>
    </style:style>
    <style:style style:name="T5" style:family="text">
      <style:text-properties style:font-name="Calibri" fo:font-size="11pt" fo:language="fr" fo:country="FR" fo:font-style="normal" fo:font-weight="normal"/>
    </style:style>
    <style:style style:name="T6" style:family="text">
      <style:text-properties style:font-name="Calibri" fo:font-size="11pt" fo:language="fr" fo:country="FR" fo:font-style="normal" fo:font-weight="normal" officeooo:rsid="000c11ab"/>
    </style:style>
    <style:style style:name="T7" style:family="text">
      <style:text-properties fo:font-variant="normal" fo:text-transform="none" style:font-name="Calibri" fo:font-size="11pt" fo:language="fr" fo:country="FR" fo:font-style="normal" fo:font-weight="normal"/>
    </style:style>
    <style:style style:name="T8" style:family="text">
      <style:text-properties fo:font-variant="normal" fo:text-transform="none" style:font-name="Calibri" fo:font-size="11pt" fo:language="fr" fo:country="FR" fo:font-style="normal" fo:font-weight="normal" officeooo:rsid="000c11ab"/>
    </style:style>
    <style:style style:name="T9" style:family="text">
      <style:text-properties fo:font-variant="normal" fo:text-transform="none" style:font-name="Calibri" fo:font-size="11pt" fo:language="fr" fo:country="FR" fo:font-style="normal" fo:font-weight="normal" officeooo:rsid="000c347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à Flask</text:p>
      <text:p text:style-name="P2"/>
      <text:p text:style-name="P3"><text:span text:style-name="T1">Pour commencer, prenez le temps nécessaire pour </text:span><text:span text:style-name="T2">lire</text:span><text:span text:style-name="T1">, pour </text:span><text:span text:style-name="T2">bien comprendre</text:span> <text:span text:style-name="T1">et pour </text:span><text:span text:style-name="T3">manipuler</text:span><text:span text:style-name="T1"> le notebook Intro_Flask.</text:span></text:p>
      <text:p text:style-name="P3"><text:span text:style-name="T1">Une fois que </text:span><text:span text:style-name="T3">c'est fait</text:span><text:span text:style-name="T1"> et que </text:span><text:span text:style-name="T3">c'est clair</text:span><text:span text:style-name="T1"> vous pouvez attaquer la suite.</text:span></text:p>
      <text:p text:style-name="P3"><text:span text:style-name="T1">Les questions 1, 2 et 3 reprennent exactement ce qui est fait dans le notebook donc faites l'effort de le refaire </text:span><text:span text:style-name="T4">par</text:span><text:span text:style-name="T1"> vous-même et pas seulement copier/coller une solution.</text:span></text:p>
      <text:p text:style-name="P5">La question 4 consiste à modifier et adapter ce qui est fait dans la fin du notebook.</text:p>
      <text:p text:style-name="P11"><text:span text:style-name="T7">Enfin, à partir de la question 5, </text:span><text:span text:style-name="T8">y a de la nouveauté.</text:span></text:p>
      <text:p text:style-name="P3"/>
      <text:p text:style-name="P9">1. Faire avec Flask une page internet sur laquelle est écrit "Hello World!"</text:p>
      <text:p text:style-name="P6"/>
      <text:p text:style-name="P9">2. Faire avec Flask une page internet sur laquelle est écrit "Hello World!" en modifiant le style (pour cela il faut donc passer par une page html et fichier css pour le style)</text:p>
      <text:p text:style-name="P6"/>
      <text:p text:style-name="P13">3. Faire avec Flask un site web contenant 2 pages (une page d'accueil et une seconde page) avec bien sûr la possibilité de passer de l'une à l'autre.</text:p>
      <text:p text:style-name="P13"/>
      <text:p text:style-name="P6">4. Faire avec Flask une page /test-formulaire qui contient un formulaire permettant de rentrer le prénom, le nom, le sexe de l'utilisateur ainsi qu'un pseudo. Une fois les informations renseignées, une nouvelle page doit afficher :</text:p>
      <text:p text:style-name="P6">"Bonjour Mr {prénom} {nom}, votre nom d'utilisateur est {pseudo}" si c'est un homme et "Bonjour Mme..." sinon.</text:p>
      <text:p text:style-name="P6"/>
      <text:p text:style-name="P6">5. Créer une base de données SQL contenant une table users avec comme colonnes : prenom, nom, sexe, pseudo.</text:p>
      <text:p text:style-name="P12"><text:span text:style-name="T7">Modifier /test-formulaire pour que désormais à chaque fois qu'un utilisateur rentre </text:span><text:span text:style-name="T9">ses informations,</text:span><text:span text:style-name="T7"> </text:span><text:span text:style-name="T9">celles-ci </text:span><text:span text:style-name="T7">soi</text:span><text:span text:style-name="T9">en</text:span><text:span text:style-name="T7">t ajouté</text:span><text:span text:style-name="T9">es</text:span><text:span text:style-name="T7"> dans la base de donnée. Pour cela il faudra utiliser un client sql python pour se connecter à la base de donnée.</text:span></text:p>
      <text:p text:style-name="P7">Il faudra par ailleurs gérer le cas d’un pseudo déjà existant...</text:p>
      <text:p text:style-name="P6"/>
      <text:p text:style-name="P6">6. Faire une page /utilisateurs-inscrits qui permet de lister tous les noms d'utilisateurs présents dans la base de donnée.</text:p>
      <text:p text:style-name="P2"/>
      <text:p text:style-name="P10">Pour aller plus loin:</text:p>
      <text:p text:style-name="P2"><text:span text:style-name="T5">7. Faire une page avec Flask qui affiche les statistiques de base d'un dataframe que l'utilisateur aurait chargé grâce à un formulair</text:span><text:span text:style-name="T6">e.</text:span></text:p>
      <text:p text:style-name="P8"/>
      <text:p text:style-name="P6">8. Charger un modèle entrainé sur MNIST et afficher la prédiction du modèle lorsque le user charge une image via un formulaire.</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Light" svg:font-family="'Calibri Light', 'Calibri Light MSFontService', sans-serif"/>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85cm" fo:margin-right="0.8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20:27:24.482729800</meta:creation-date>
    <dc:date>2020-03-20T10:30:45.529154698</dc:date>
    <meta:editing-duration>PT3H4M</meta:editing-duration>
    <meta:editing-cycles>3</meta:editing-cycles>
    <meta:generator>LibreOffice/6.3.5.2$Linux_X86_64 LibreOffice_project/30$Build-2</meta:generator>
    <meta:document-statistic meta:table-count="0" meta:image-count="0" meta:object-count="0" meta:page-count="1" meta:paragraph-count="18" meta:word-count="354" meta:character-count="2079" meta:non-whitespace-character-count="1743"/>
  </office:meta>
</office:document-meta>
</file>